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F000001E1BCFAD59307766D9B.png" manifest:media-type="image/png"/>
  <manifest:file-entry manifest:full-path="Pictures/100002010000025E000001DCE87725B06CA9033D.png" manifest:media-type="image/png"/>
  <manifest:file-entry manifest:full-path="Pictures/100002010000027A000001DB99DF10B36D67A45E.png" manifest:media-type="image/png"/>
  <manifest:file-entry manifest:full-path="Pictures/1000020100000258000001E4B62A9052566ADCF0.png" manifest:media-type="image/png"/>
  <manifest:file-entry manifest:full-path="Pictures/100002010000027B000001DD767C2C72174EFB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color="#e0efd4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8.128cm" svg:height="6.502cm" svg:x="0.53cm" svg:y="1.337cm">
          <draw:image xlink:href="Pictures/1000020100000258000001E4B62A9052566ADCF0.png" xlink:type="simple" xlink:show="embed" xlink:actuate="onLoad">
            <text:p/>
          </draw:image>
        </draw:frame>
        <draw:frame draw:style-name="gr2" draw:text-style-name="P2" draw:layer="layout" svg:width="3.556cm" svg:height="0.962cm" svg:x="3.048cm" svg:y="0.708cm">
          <draw:text-box>
            <text:p text:style-name="P1">10000</text:p>
          </draw:text-box>
        </draw:frame>
        <draw:frame draw:style-name="gr1" draw:text-style-name="P1" draw:layer="layout" svg:width="8.788cm" svg:height="6.35cm" svg:x="9.317cm" svg:y="1.392cm">
          <draw:image xlink:href="Pictures/100002010000027B000001DD767C2C72174EFB4A.png" xlink:type="simple" xlink:show="embed" xlink:actuate="onLoad">
            <text:p/>
          </draw:image>
        </draw:frame>
        <draw:frame draw:style-name="gr2" draw:text-style-name="P2" draw:layer="layout" svg:width="3.556cm" svg:height="0.962cm" svg:x="11.468cm" svg:y="0.808cm">
          <draw:text-box>
            <text:p text:style-name="P1">5000</text:p>
          </draw:text-box>
        </draw:frame>
        <draw:frame draw:style-name="gr1" draw:text-style-name="P1" draw:layer="layout" svg:width="8.484cm" svg:height="6.325cm" svg:x="17.931cm" svg:y="1.422cm">
          <draw:image xlink:href="Pictures/100002010000027A000001DB99DF10B36D67A45E.png" xlink:type="simple" xlink:show="embed" xlink:actuate="onLoad">
            <text:p/>
          </draw:image>
        </draw:frame>
        <draw:frame draw:style-name="gr2" draw:text-style-name="P2" draw:layer="layout" svg:width="3.556cm" svg:height="0.962cm" svg:x="19.85cm" svg:y="0.608cm">
          <draw:text-box>
            <text:p text:style-name="P1">2500</text:p>
          </draw:text-box>
        </draw:frame>
        <draw:frame draw:style-name="gr1" draw:text-style-name="P1" draw:layer="layout" svg:width="8.23cm" svg:height="6.35cm" svg:x="0.624cm" svg:y="8.939cm">
          <draw:image xlink:href="Pictures/100002010000025E000001DCE87725B06CA9033D.png" xlink:type="simple" xlink:show="embed" xlink:actuate="onLoad">
            <text:p/>
          </draw:image>
        </draw:frame>
        <draw:frame draw:style-name="gr1" draw:text-style-name="P1" draw:layer="layout" svg:width="8.788cm" svg:height="6.477cm" svg:x="9.33cm" svg:y="8.81cm">
          <draw:image xlink:href="Pictures/100002010000027F000001E1BCFAD59307766D9B.png" xlink:type="simple" xlink:show="embed" xlink:actuate="onLoad">
            <text:p/>
          </draw:image>
        </draw:frame>
        <draw:frame draw:style-name="gr2" draw:text-style-name="P2" draw:layer="layout" svg:width="3.556cm" svg:height="0.962cm" svg:x="3.048cm" svg:y="8.128cm">
          <draw:text-box>
            <text:p text:style-name="P1">500</text:p>
          </draw:text-box>
        </draw:frame>
        <draw:frame draw:style-name="gr2" draw:text-style-name="P2" draw:layer="layout" svg:width="3.556cm" svg:height="0.962cm" svg:x="12.192cm" svg:y="8.128cm">
          <draw:text-box>
            <text:p text:style-name="P1">100</text:p>
          </draw:text-box>
        </draw:frame>
        <draw:g>
          <draw:line draw:style-name="gr3" draw:text-style-name="P3" draw:layer="layout" svg:x1="0.254cm" svg:y1="14.544cm" svg:x2="27.178cm" svg:y2="14.544cm">
            <text:p/>
          </draw:line>
          <draw:line draw:style-name="gr3" draw:text-style-name="P3" draw:layer="layout" svg:x1="-0.011cm" svg:y1="9.583cm" svg:x2="26.913cm" svg:y2="9.583cm">
            <text:p/>
          </draw:line>
        </draw:g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4:08:35.057896691</meta:creation-date>
    <dc:date>2019-08-26T14:21:20.207482433</dc:date>
    <meta:editing-duration>PT12M47S</meta:editing-duration>
    <meta:editing-cycles>2</meta:editing-cycles>
    <meta:generator>LibreOffice/6.0.7.3$Linux_X86_64 LibreOffice_project/00m0$Build-3</meta:generator>
    <meta:document-statistic meta:object-count="36"/>
  </office:meta>
</office:document-meta>
</file>